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a3b" officeooo:paragraph-rsid="00075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2:19:14.640079389</meta:creation-date>
    <dc:date>2021-03-22T12:19:20.143758338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3.1$Linux_X86_64 LibreOffice_project/00$Build-1</meta:generator>
  </office:meta>
</office:document-meta>
</file>